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agul" svg:font-family="Pagul" style:font-adornments="瘀攀Ⰰ 洀愀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Blueprint_20_Plans-title">
      <style:graphic-properties draw:auto-grow-height="true" fo:min-height="2.25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print_20_Plans-title">
      <style:graphic-properties fo:min-height="3.6cm"/>
      <style:paragraph-properties style:writing-mode="lr-tb"/>
    </style:style>
    <style:style style:name="pr5" style:family="presentation" style:parent-style-name="Blueprint_20_Plans-outline1">
      <style:graphic-properties draw:fill-color="#ffde59" fo:min-height="7.651cm"/>
      <style:paragraph-properties style:writing-mode="lr-tb"/>
    </style:style>
    <style:style style:name="pr6" style:family="presentation" style:parent-style-name="Blueprint_20_Plans-notes">
      <style:graphic-properties draw:fill-color="#ffffff" fo:min-height="13.364cm"/>
      <style:paragraph-properties style:writing-mode="lr-tb"/>
    </style:style>
    <style:style style:name="pr7" style:family="presentation" style:parent-style-name="Blueprint_20_Plans-title">
      <style:graphic-properties draw:auto-grow-height="false" draw:fit-to-size="false" style:shrink-to-fit="true" fo:min-height="2.63cm"/>
      <style:paragraph-properties style:writing-mode="lr-tb"/>
    </style:style>
    <style:style style:name="P1" style:family="paragraph">
      <style:paragraph-properties style:writing-mode="lr-tb"/>
      <style:text-properties fo:color="#ffff6d" loext:opacity="100%" style:font-name="Pagul" fo:background-color="transparent"/>
    </style:style>
    <style:style style:name="P2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color="#ffff6d" loext:opacity="100%"/>
    </style:style>
    <style:style style:name="P6" style:family="paragraph">
      <loext:graphic-properties draw:fill-color="#ffde59"/>
    </style:style>
    <style:style style:name="P7" style:family="paragraph">
      <loext:graphic-properties draw:fill-color="#ffffff"/>
    </style:style>
    <style:style style:name="P8" style:family="paragraph">
      <style:paragraph-properties fo:text-align="start" style:writing-mode="lr-tb"/>
    </style:style>
    <style:style style:name="P9" style:family="paragraph">
      <style:paragraph-properties style:writing-mode="lr-tb"/>
      <style:text-properties fo:color="#ffff6d" loext:opacity="100%"/>
    </style:style>
    <style:style style:name="P10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1" style:family="paragraph">
      <loext:graphic-properties draw:fill="none"/>
    </style:style>
    <style:style style:name="T1" style:family="text">
      <style:text-properties fo:color="#ffff6d" loext:opacity="100%" style:font-name="Pagul" fo:background-color="transparent"/>
    </style:style>
    <style:style style:name="T2" style:family="text">
      <style:text-properties fo:color="#ffffff" loext:opacity="100%" fo:font-size="24pt" style:font-size-asian="24pt" style:font-size-complex="24pt"/>
    </style:style>
    <style:style style:name="T3" style:family="text">
      <style:text-properties fo:color="#ffff6d" loext:opacity="100%"/>
    </style:style>
    <style:style style:name="T4" style:family="text">
      <style:text-properties fo:font-size="22pt" fo:language="en" fo:country="US" style:font-size-asian="22pt" style:font-size-complex="22pt"/>
    </style:style>
    <style:style style:name="T5" style:family="text">
      <style:text-properties fo:font-size="14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025cm" svg:x="1.4cm" svg:y="3.724cm" presentation:class="title" presentation:user-transformed="true">
          <draw:text-box>
            <text:p text:style-name="P1"><text:span text:style-name="T1">Metodología de la Investigación</text:span><text:span text:style-name="T1"><text:line-break/></text:span><text:span text:style-name="T1"/>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<text:span text:style-name="T2">Integrantes:</text:span></text:p>
            <text:p text:style-name="P2"><text:span text:style-name="T2">Baldini Valentin, </text:span></text:p>
            <text:p text:style-name="P2"><text:span text:style-name="T2">Cerutti Paolo, </text:span></text:p>
            <text:p text:style-name="P2"><text:span text:style-name="T2">Meza Federico, </text:span></text:p>
            <text:p text:style-name="P2"><text:span text:style-name="T2">Montenegro Juan, </text:span></text:p>
            <text:p text:style-name="P2"><text:span text:style-name="T2">Lopez Celina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">
        <draw:frame presentation:style-name="pr4" draw:text-style-name="P5" draw:layer="layout" svg:width="25.199cm" svg:height="3.6cm" svg:x="1.4cm" svg:y="0cm" presentation:class="title" presentation:user-transformed="true">
          <draw:text-box>
            <text:p text:style-name="P5"><text:span text:style-name="T3">Objetivos</text:span></text:p>
          </draw:text-box>
        </draw:frame>
        <draw:frame presentation:style-name="pr5" draw:text-style-name="P6" draw:layer="layout" svg:width="25.199cm" svg:height="11cm" svg:x="1.5cm" svg:y="3cm" presentation:class="outline" presentation:user-transformed="true">
          <draw:text-box>
            <text:list text:style-name="L2">
              <text:list-item>
                <text:p>Desarrollar un asistente virtual mediante comandos de voz para la utilización de distintas funciones.</text:p>
              </text:list-item>
              <text:list-item>
                <text:p>Colocarle un nombre al asistente “EVA, Vader”</text:p>
              </text:list-item>
              <text:list-item>
                <text:p>Dar más accesibilidad al usuario mediante su uso.</text:p>
              </text:list-item>
              <text:list-item>
                <text:p>El público objetivo es el público en general.</text:p>
              </text:list-item>
              <text:list-item>
                <text:p>Con diversos comandos ya predeterminados, accede a diversas funciones. </text:p>
              </text:list-item>
              <text:list-item>
                <text:p>Compatible con tus productos y servicios favorito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2T1">
        <draw:frame presentation:style-name="pr4" draw:text-style-name="P5" draw:layer="layout" svg:width="25.199cm" svg:height="3.6cm" svg:x="1.5cm" svg:y="1.4cm" presentation:class="title" presentation:user-transformed="true">
          <draw:text-box>
            <text:p text:style-name="P5"><text:span text:style-name="T3">El lenguaje en el cual se va a Desarrollar el PROYECTO</text:span></text:p>
          </draw:text-box>
        </draw:frame>
        <draw:frame presentation:style-name="pr5" draw:text-style-name="P6" draw:layer="layout" svg:width="25.199cm" svg:height="7.65cm" svg:x="1.4cm" svg:y="5.85cm" presentation:class="outline" presentation:user-transformed="true">
          <draw:text-box>
            <text:list text:style-name="L2">
              <text:list-item>
                <text:p>El lenguaje elegido es: Python</text:p>
              </text:list-item>
              <text:list-item>
                <text:p>Contiene librerías que ayudan bastante al desarrollo del proyecto, además de eso, Python es un lenguaje altamente utilizado en el desarrollo de software, es eficiente y fácil de aprender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>
        <draw:frame presentation:style-name="pr7" draw:text-style-name="P8" draw:layer="layout" svg:width="19.999cm" svg:height="6.077cm" svg:x="3.501cm" svg:y="6.5cm" presentation:class="title" presentation:user-transformed="true">
          <draw:text-box>
            <text:p><text:span text:style-name="T4">Después de una división de tareas del proyecto utilizando Jira software creamos y vinculamos un repositorio en conjunto entre los 5 desarrolladores en el cual cada colaborador podrá trabajar en su propia rama la cual será supervisada mediante Jira.</text:span><text:span text:style-name="T4"><text:line-break/></text:span><text:span text:style-name="T4"><text:line-break/></text:span><text:span text:style-name="T4"/></text:p>
          </draw:text-box>
        </draw:frame>
        <draw:frame presentation:style-name="pr1" draw:text-style-name="P9" draw:layer="layout" svg:width="25.199cm" svg:height="3.473cm" svg:x="1.301cm" svg:y="2.527cm" presentation:class="title" presentation:user-transformed="true">
          <draw:text-box>
            <text:p text:style-name="P9"><text:span text:style-name="T3">La utilizacion de Git y Github para el desarrollo</text:span></text:p>
          </draw:text-box>
        </draw:frame>
        <draw:frame draw:style-name="gr2" draw:text-style-name="P11" draw:layer="layout" svg:width="8.909cm" svg:height="1.458cm" svg:x="9.5cm" svg:y="12.542cm">
          <draw:text-box>
            <text:p text:style-name="P10"/>
            <text:p text:style-name="P10"/>
          </draw:text-box>
        </draw:frame>
        <draw:frame draw:style-name="gr2" draw:text-style-name="P11" draw:layer="layout" svg:width="13cm" svg:height="1.728cm" svg:x="7cm" svg:y="12.272cm">
          <draw:text-box>
            <text:p text:style-name="P10"><text:span text:style-name="T5">https://github.com/utn-grupoD/EVA-AsistenteVirtual.git</text:span></text:p>
            <text:p text:style-name="P10"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draw:frame presentation:style-name="pr7" draw:text-style-name="P8" draw:layer="layout" svg:width="19.999cm" svg:height="6.077cm" svg:x="3.501cm" svg:y="5.923cm" presentation:class="title" presentation:user-transformed="true">
          <draw:text-box>
            <text:p>Ideamos el funcionamiento interno de la aplicación dividiéndolo en dos partes principales<text:line-break/>Reconocimiento de voz: Esta parte es la responsable de reconocer el audio que entra por el micrófono y de identificar qué palabras se quieren transmitir a la aplicación<text:line-break/>Biblioteca de comandos: Esta parte se encarga de almacenar y ejecutar los comandos, utilizando como parámetro las palabras identificadas por el reconocimiento de voz<text:line-break/></text:p>
          </draw:text-box>
        </draw:frame>
        <draw:frame presentation:style-name="pr1" draw:text-style-name="P9" draw:layer="layout" svg:width="25.199cm" svg:height="2.25cm" svg:x="1.301cm" svg:y="3.138cm" presentation:class="title" presentation:user-transformed="true">
          <draw:text-box>
            <text:p text:style-name="P9"><text:span text:style-name="T3">Planificacion y Conclusion</text:span></text:p>
          </draw:text-box>
        </draw:frame>
        <draw:frame draw:style-name="gr2" draw:text-style-name="P11" draw:layer="layout" svg:width="8.909cm" svg:height="1.458cm" svg:x="9.5cm" svg:y="12.542cm">
          <draw:text-box>
            <text:p text:style-name="P10"/>
            <text:p text:style-name="P10"/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agul" svg:font-family="Pagul" style:font-adornments="瘀攀Ⰰ 洀愀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9T14:29:08.383319673</meta:creation-date>
    <meta:editing-duration>PT8M18S</meta:editing-duration>
    <meta:editing-cycles>2</meta:editing-cycles>
    <meta:generator>LibreOffice/7.3.7.2$Linux_X86_64 LibreOffice_project/30$Build-2</meta:generator>
    <dc:title>Blueprint Plans</dc:title>
    <dc:date>2023-04-19T14:48:07.303843379</dc:date>
    <meta:document-statistic meta:object-count="77"/>
  </office:meta>
</office:document-meta>
</file>